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stroke="solid" svg:stroke-color="#000000" draw:marker-start="Arrow" draw:marker-start-width="0.051cm" draw:marker-end="Arrow" draw:marker-end-width="0.051cm" draw:fill="none" draw:textarea-vertical-align="middle"/>
    </style:style>
    <style:style style:name="gr5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09cm" fo:min-width="1.938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cm" fo:min-width="1.862cm"/>
    </style:style>
    <style:style style:name="gr8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09cm" fo:min-width="1.862cm"/>
    </style:style>
    <style:style style:name="gr9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09cm" fo:min-width="4.27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cm" fo:min-width="4.176cm"/>
    </style:style>
    <style:style style:name="gr11" style:family="graphic" style:parent-style-name="standard">
      <style:graphic-properties draw:fill-color="#72bf4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0.037cm" fo:min-width="12.9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fo:min-height="0.949cm"/>
    </style:style>
    <style:style style:name="gr18" style:family="graphic" style:parent-style-name="standard">
      <style:graphic-properties svg:stroke-color="#000000" draw:fill-color="#72bf44" draw:textarea-horizontal-align="justify" draw:textarea-vertical-align="middle" draw:auto-grow-height="false" fo:min-height="0.06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831cm" svg:y1="7.93cm" svg:x2="17.831cm" svg:y2="4.937cm">
          <text:p/>
        </draw:line>
        <draw:line draw:style-name="gr1" draw:text-style-name="P1" draw:layer="layout" svg:x1="15.224cm" svg:y1="12.502cm" svg:x2="17.831cm" svg:y2="7.907cm">
          <text:p/>
        </draw:line>
        <draw:line draw:style-name="gr1" draw:text-style-name="P1" xml:id="id2" draw:id="id2" draw:layer="layout" svg:x1="18.687cm" svg:y1="7.93cm" svg:x2="18.687cm" svg:y2="4.937cm">
          <text:p/>
        </draw:line>
        <draw:line draw:style-name="gr1" draw:text-style-name="P1" draw:layer="layout" svg:x1="21.295cm" svg:y1="12.526cm" svg:x2="18.687cm" svg:y2="7.931cm">
          <text:p/>
        </draw:line>
        <draw:line draw:style-name="gr1" draw:text-style-name="P1" draw:layer="layout" svg:x1="18.206cm" svg:y1="8.693cm" svg:x2="20.399cm" svg:y2="12.557cm">
          <text:p/>
        </draw:line>
        <draw:line draw:style-name="gr1" draw:text-style-name="P1" draw:layer="layout" svg:x1="17.35cm" svg:y1="10.279cm" svg:x2="18.611cm" svg:y2="12.502cm">
          <text:p/>
        </draw:line>
        <draw:line draw:style-name="gr1" draw:text-style-name="P1" draw:layer="layout" svg:x1="16.945cm" svg:y1="10.824cm" svg:x2="17.939cm" svg:y2="12.557cm">
          <text:p/>
        </draw:line>
        <draw:line draw:style-name="gr1" draw:text-style-name="P1" draw:layer="layout" svg:x1="17.35cm" svg:y1="10.271cm" svg:x2="18.206cm" svg:y2="8.747cm">
          <text:p/>
        </draw:line>
        <draw:line draw:style-name="gr1" draw:text-style-name="P1" xml:id="id1" draw:id="id1" draw:layer="layout" svg:x1="16.066cm" svg:y1="12.448cm" svg:x2="16.975cm" svg:y2="10.815cm">
          <text:p/>
        </draw:line>
        <draw:connector draw:style-name="gr1" draw:text-style-name="P1" draw:layer="layout" draw:type="line" svg:x1="16.521cm" svg:y1="10.815cm" svg:x2="16.521cm" svg:y2="10.815cm" draw:start-shape="id1" draw:end-shape="id1" svg:d="M16521 10815z" svg:viewBox="0 0 1 1">
          <text:p/>
        </draw:connector>
        <draw:connector draw:style-name="gr1" draw:text-style-name="P1" draw:layer="layout" draw:type="line" svg:x1="18.687cm" svg:y1="7.931cm" svg:x2="18.687cm" svg:y2="7.931cm" draw:start-shape="id2" draw:end-shape="id2" draw:end-glue-point="2" svg:d="M18687 7931z" svg:viewBox="0 0 1 1">
          <text:p/>
        </draw:connector>
        <draw:connector draw:style-name="gr1" draw:text-style-name="P1" draw:layer="layout" draw:type="line" svg:x1="16.521cm" svg:y1="10.815cm" svg:x2="16.521cm" svg:y2="10.815cm" draw:start-shape="id1" draw:end-shape="id1" svg:d="M16521 10815z" svg:viewBox="0 0 1 1">
          <text:p/>
        </draw:connector>
        <draw:line draw:style-name="gr2" draw:text-style-name="P1" draw:layer="layout" svg:x1="18.044cm" svg:y1="11.287cm" svg:x2="19.542cm" svg:y2="11.287cm">
          <text:p/>
        </draw:line>
        <draw:line draw:style-name="gr1" draw:text-style-name="P1" draw:layer="layout" svg:x1="25.199cm" svg:y1="7.606cm" svg:x2="25.199cm" svg:y2="4.937cm">
          <text:p/>
        </draw:line>
        <draw:line draw:style-name="gr1" draw:text-style-name="P1" draw:layer="layout" svg:x1="22.336cm" svg:y1="12.557cm" svg:x2="25.199cm" svg:y2="7.586cm">
          <text:p/>
        </draw:line>
        <draw:line draw:style-name="gr1" draw:text-style-name="P1" xml:id="id3" draw:id="id3" draw:layer="layout" svg:x1="25.976cm" svg:y1="7.606cm" svg:x2="25.976cm" svg:y2="4.937cm">
          <text:p/>
        </draw:line>
        <draw:connector draw:style-name="gr1" draw:text-style-name="P1" draw:layer="layout" draw:type="line" svg:x1="25.976cm" svg:y1="7.607cm" svg:x2="25.976cm" svg:y2="7.607cm" draw:start-shape="id3" draw:end-shape="id3" draw:end-glue-point="2" svg:d="M25976 7607z" svg:viewBox="0 0 1 1">
          <text:p/>
        </draw:connector>
        <draw:polyline draw:style-name="gr3" draw:text-style-name="P1" draw:layer="layout" svg:width="1.018cm" svg:height="1.212cm" svg:x="25.151cm" svg:y="8.432cm" svg:viewBox="0 0 1019 1213" draw:points="0,1213 349,0 495,0 1019,922">
          <text:p/>
        </draw:polyline>
        <draw:polyline draw:style-name="gr1" draw:text-style-name="P1" draw:layer="layout" svg:width="0.581cm" svg:height="0.776cm" svg:x="26.169cm" svg:y="9.257cm" svg:viewBox="0 0 582 777" draw:points="0,97 49,97 194,0 582,679 437,777">
          <text:p/>
        </draw:polyline>
        <draw:polyline draw:style-name="gr3" draw:text-style-name="P1" draw:layer="layout" svg:width="2.328cm" svg:height="4.027cm" svg:x="25.976cm" svg:y="7.607cm" svg:viewBox="0 0 2329 4028" draw:points="0,0 776,1359 812,1388 788,1430 631,1508 1025,2184 1182,2106 1172,2072 2329,4028">
          <text:p/>
        </draw:polyline>
        <draw:line draw:style-name="gr1" draw:text-style-name="P1" draw:layer="layout" svg:x1="26.607cm" svg:y1="10.034cm" svg:x2="27.529cm" svg:y2="11.635cm">
          <text:p/>
        </draw:line>
        <draw:polyline draw:style-name="gr3" draw:text-style-name="P1" draw:layer="layout" svg:width="1.552cm" svg:height="2.862cm" svg:x="24.957cm" svg:y="9.645cm" svg:viewBox="0 0 1553 2863" draw:points="194,0 132,590 146,631 0,728 388,1408 534,1310 582,1310 609,1293 1553,2863">
          <text:p/>
        </draw:polyline>
        <draw:polyline draw:style-name="gr3" draw:text-style-name="P1" draw:layer="layout" svg:width="2.717cm" svg:height="3.784cm" svg:x="23.015cm" svg:y="8.772cm" svg:viewBox="0 0 2718 3785" draw:points="0,3785 1990,0 1601,1310 1528,1734 1601,1796 1650,1796 1796,1699 2184,2378 2038,2475 2038,2490 2718,3737">
          <text:p/>
        </draw:polyline>
        <draw:line draw:style-name="gr4" draw:text-style-name="P1" draw:layer="layout" svg:x1="24.29cm" svg:y1="10.155cm" svg:x2="24.585cm" svg:y2="10.155cm">
          <text:p/>
        </draw:line>
        <draw:line draw:style-name="gr4" draw:text-style-name="P1" draw:layer="layout" svg:x1="24.391cm" svg:y1="9.912cm" svg:x2="24.648cm" svg:y2="9.912cm">
          <text:p/>
        </draw:line>
        <draw:line draw:style-name="gr4" draw:text-style-name="P1" draw:layer="layout" svg:x1="24.487cm" svg:y1="9.771cm" svg:x2="24.746cm" svg:y2="9.771cm">
          <text:p/>
        </draw:line>
        <draw:line draw:style-name="gr4" draw:text-style-name="P1" draw:layer="layout" svg:x1="24.341cm" svg:y1="10.044cm" svg:x2="24.635cm" svg:y2="10.044cm">
          <text:p/>
        </draw:line>
        <draw:line draw:style-name="gr4" draw:text-style-name="P1" draw:layer="layout" svg:x1="24.239cm" svg:y1="10.297cm" svg:x2="24.57cm" svg:y2="10.297cm">
          <text:p/>
        </draw:line>
        <draw:line draw:style-name="gr4" draw:text-style-name="P1" draw:layer="layout" svg:x1="24.137cm" svg:y1="10.431cm" svg:x2="24.526cm" svg:y2="10.431cm">
          <text:p/>
        </draw:line>
        <draw:line draw:style-name="gr5" draw:text-style-name="P1" draw:layer="layout" svg:x1="23.377cm" svg:y1="12.227cm" svg:x2="25.307cm" svg:y2="12.227cm">
          <text:p/>
        </draw:line>
        <draw:line draw:style-name="gr2" draw:text-style-name="P1" draw:layer="layout" svg:x1="25.816cm" svg:y1="11.287cm" svg:x2="27.175cm" svg:y2="11.287cm">
          <text:p/>
        </draw:line>
        <draw:line draw:style-name="gr1" draw:text-style-name="P1" draw:layer="layout" svg:x1="27.529cm" svg:y1="11.635cm" svg:x2="28.305cm" svg:y2="11.635cm">
          <text:p/>
        </draw:line>
        <draw:custom-shape draw:style-name="gr6" draw:text-style-name="P2" draw:layer="layout" svg:width="2.438cm" svg:height="0.34cm" svg:x="4.632cm" svg:y="12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62cm" svg:height="0.34cm" svg:x="2.27cm" svg:y="12.1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62cm" svg:height="0.34cm" svg:x="9.404cm" svg:y="12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62cm" svg:height="0.34cm" svg:x="7.042cm" svg:y="12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62cm" svg:height="0.34cm" svg:x="11.719cm" svg:y="12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62cm" svg:height="0.34cm" svg:x="2.27cm" svg:y="7.1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772cm" svg:height="0.34cm" svg:x="4.632cm" svg:y="7.1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62cm" svg:height="0.34cm" svg:x="2.27cm" svg:y="7.1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676cm" svg:height="0.34cm" svg:x="9.403cm" svg:y="7.1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31cm" svg:height="0.317cm" svg:x="4.987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32cm" svg:height="0.317cm" svg:x="4.987cm" svg:y="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332cm" svg:height="0.317cm" svg:x="4.987cm" svg:y="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4" draw:id="id4" draw:layer="layout" svg:width="0.331cm" svg:height="0.317cm" svg:x="6.499cm" svg:y="7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331cm" svg:height="0.317cm" svg:x="7.512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331cm" svg:height="0.317cm" svg:x="8.788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5" draw:id="id5" draw:layer="layout" svg:width="0.331cm" svg:height="0.317cm" svg:x="4.87cm" svg:y="1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6" draw:id="id6" draw:layer="layout" svg:width="0.331cm" svg:height="0.317cm" svg:x="6.382cm" svg:y="1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9" draw:id="id9" draw:layer="layout" svg:width="0.331cm" svg:height="0.317cm" svg:x="7.513cm" svg:y="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0" draw:id="id10" draw:layer="layout" svg:width="0.331cm" svg:height="0.317cm" svg:x="8.788cm" svg:y="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331cm" svg:height="0.317cm" svg:x="9.829cm" svg:y="12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331cm" svg:height="0.317cm" svg:x="11.105cm" svg:y="12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8" draw:id="id8" draw:layer="layout" svg:width="0.331cm" svg:height="0.317cm" svg:x="9.83cm" svg:y="12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7" draw:id="id7" draw:layer="layout" svg:width="0.331cm" svg:height="0.317cm" svg:x="11.106cm" svg:y="12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5.199cm" svg:y1="7.086cm" svg:x2="6.665cm" svg:y2="7.108cm" draw:end-shape="id4" draw:end-glue-point="4" svg:d="M5199 7086c0-720 1466-731 1466 22" svg:viewBox="0 0 1467 564">
          <text:p/>
        </draw:connector>
        <draw:connector draw:style-name="gr13" draw:text-style-name="P1" draw:layer="layout" draw:type="curve" svg:x1="5.036cm" svg:y1="12.125cm" svg:x2="6.548cm" svg:y2="12.125cm" draw:start-shape="id5" draw:start-glue-point="4" draw:end-shape="id6" draw:end-glue-point="4" svg:d="M5036 12125c0-753 1512-753 1512 0" svg:viewBox="0 0 1513 566">
          <text:p/>
        </draw:connector>
        <draw:connector draw:style-name="gr14" draw:text-style-name="P1" draw:layer="layout" draw:type="curve" draw:line-skew="-0.978cm" svg:x1="5.057cm" svg:y1="12.053cm" svg:x2="11.272cm" svg:y2="12.119cm" draw:end-shape="id7" draw:end-glue-point="4" svg:d="M5057 12053c0-2121 6215-2154 6215 66" svg:viewBox="0 0 6216 1662">
          <text:p/>
        </draw:connector>
        <draw:connector draw:style-name="gr14" draw:text-style-name="P1" draw:layer="layout" draw:type="curve" draw:line-skew="-0.851cm" svg:x1="5.057cm" svg:y1="12.053cm" svg:x2="9.996cm" svg:y2="12.119cm" draw:end-shape="id8" draw:end-glue-point="4" svg:d="M5057 12053c0-1930 4939-1963 4939 66" svg:viewBox="0 0 4940 1519">
          <text:p/>
        </draw:connector>
        <draw:connector draw:style-name="gr13" draw:text-style-name="P1" draw:layer="layout" draw:type="curve" draw:line-skew="-0.151cm" svg:x1="5.199cm" svg:y1="7.065cm" svg:x2="7.679cm" svg:y2="7.107cm" draw:end-shape="id9" draw:end-glue-point="4" svg:d="M5199 7065c0-916 2480-937 2480 42" svg:viewBox="0 0 2481 733">
          <text:p/>
        </draw:connector>
        <draw:connector draw:style-name="gr13" draw:text-style-name="P1" draw:layer="layout" draw:type="curve" draw:line-skew="-0.278cm" svg:x1="5.199cm" svg:y1="7.065cm" svg:x2="8.954cm" svg:y2="7.107cm" draw:end-shape="id10" draw:end-glue-point="4" svg:d="M5199 7065c0-1107 3755-1128 3755 42" svg:viewBox="0 0 3756 876">
          <text:p/>
        </draw:connector>
        <draw:custom-shape draw:style-name="gr15" draw:text-style-name="P5" draw:layer="layout" svg:width="13.462cm" svg:height="10.287cm" svg:x="1.635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3.462cm" svg:height="10.287cm" svg:x="15.097cm" svg:y="3.54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5.116cm" svg:height="0.962cm" svg:x="5.623cm" svg:y="8.801cm">
          <draw:text-box>
            <text:p>Crossover event</text:p>
          </draw:text-box>
        </draw:frame>
        <draw:frame draw:style-name="gr16" draw:text-style-name="P8" draw:layer="layout" svg:width="1.488cm" svg:height="0.806cm" svg:x="14.919cm" svg:y="12.636cm">
          <draw:text-box>
            <text:p text:style-name="P7"><text:span text:style-name="T1">AFR</text:span></text:p>
          </draw:text-box>
        </draw:frame>
        <draw:frame draw:style-name="gr16" draw:text-style-name="P8" draw:layer="layout" svg:width="2.559cm" svg:height="0.806cm" svg:x="17.154cm" svg:y="12.636cm">
          <draw:text-box>
            <text:p text:style-name="P7"><text:span text:style-name="T1">Non-AFR</text:span></text:p>
          </draw:text-box>
        </draw:frame>
        <draw:frame draw:style-name="gr16" draw:text-style-name="P8" draw:layer="layout" svg:width="1.518cm" svg:height="0.806cm" svg:x="20.152cm" svg:y="12.636cm">
          <draw:text-box>
            <text:p text:style-name="P7"><text:span text:style-name="T1">NEA</text:span></text:p>
          </draw:text-box>
        </draw:frame>
        <draw:frame draw:style-name="gr16" draw:text-style-name="P8" draw:layer="layout" svg:width="1.488cm" svg:height="0.806cm" svg:x="21.949cm" svg:y="12.636cm">
          <draw:text-box>
            <text:p text:style-name="P7"><text:span text:style-name="T1">AFR</text:span></text:p>
          </draw:text-box>
        </draw:frame>
        <draw:frame draw:style-name="gr16" draw:text-style-name="P8" draw:layer="layout" svg:width="2.559cm" svg:height="0.806cm" svg:x="24.825cm" svg:y="12.636cm">
          <draw:text-box>
            <text:p text:style-name="P7"><text:span text:style-name="T1">Non-AFR</text:span></text:p>
          </draw:text-box>
        </draw:frame>
        <draw:frame draw:style-name="gr16" draw:text-style-name="P8" draw:layer="layout" svg:width="1.518cm" svg:height="0.806cm" svg:x="27.182cm" svg:y="12.636cm">
          <draw:text-box>
            <text:p text:style-name="P7"><text:span text:style-name="T1">NEA</text:span></text:p>
          </draw:text-box>
        </draw:frame>
        <draw:custom-shape draw:style-name="gr8" draw:text-style-name="P2" draw:layer="layout" svg:width="2.362cm" svg:height="0.34cm" svg:x="2.194cm" svg:y="3.921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4.984cm" svg:height="1.199cm" svg:x="4.652cm" svg:y="3.743cm">
          <draw:text-box>
            <text:p><text:span text:style-name="T2">Introgressed segment</text:span></text:p>
          </draw:text-box>
        </draw:frame>
        <draw:custom-shape draw:style-name="gr18" draw:text-style-name="P4" draw:layer="layout" svg:width="0.331cm" svg:height="0.317cm" svg:x="4.099cm" svg:y="4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9" draw:layer="layout" svg:width="4.984cm" svg:height="1.199cm" svg:x="4.652cm" svg:y="4.658cm">
          <draw:text-box>
            <text:p><text:span text:style-name="T2">Introgressed variant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6:36:24.287780353</meta:creation-date>
    <dc:date>2020-01-27T17:18:42.131534187</dc:date>
    <meta:editing-duration>PT21M44S</meta:editing-duration>
    <meta:editing-cycles>8</meta:editing-cycles>
    <meta:generator>LibreOffice/6.0.7.3$Linux_X86_64 LibreOffice_project/00m0$Build-3</meta:generator>
    <meta:document-statistic meta:object-count="74"/>
  </office:meta>
</office:document-meta>
</file>